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B000000FBAEC8F0C8428CE937.png" manifest:media-type="image/png"/>
  <manifest:file-entry manifest:full-path="Pictures/10000001000003770000006B0644DCA22AEF5B9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c9ab" officeooo:paragraph-rsid="000cc9a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A</text:p>
      <text:p text:style-name="P1"><draw:frame draw:style-name="fr2" draw:name="Image2" text:anchor-type="char" svg:width="6.9252in" svg:height="0.8346in" draw:z-index="1"><draw:image xlink:href="Pictures/10000001000003770000006B0644DCA22AEF5B9C.png" xlink:type="simple" xlink:show="embed" xlink:actuate="onLoad" draw:mime-type="image/png"/></draw:frame></text:p>
      <text:p text:style-name="P1">Part B</text:p>
      <text:p text:style-name="P1"><draw:frame draw:style-name="fr1" draw:name="Image1" text:anchor-type="char" svg:width="5.448in" svg:height="2.6146in" draw:z-index="0"><draw:image xlink:href="Pictures/100000010000020B000000FBAEC8F0C8428CE9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4:02:29.703621211</meta:creation-date>
    <dc:date>2022-10-17T19:26:21.212077440</dc:date>
    <meta:editing-duration>PT48S</meta:editing-duration>
    <meta:editing-cycles>3</meta:editing-cycles>
    <meta:generator>LibreOffice/7.4.2.3$Linux_X86_64 LibreOffice_project/40$Build-3</meta:generator>
    <meta:document-statistic meta:table-count="0" meta:image-count="2" meta:object-count="0" meta:page-count="1" meta:paragraph-count="2" meta:word-count="4" meta:character-count="12" meta:non-whitespace-character-count="10"/>
  </office:meta>
</office:document-meta>
</file>